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9.72cm" fo:margin-left="-1.524cm" fo:margin-top="0cm" fo:margin-bottom="0cm" table:align="left" style:writing-mode="lr-tb"/>
    </style:style>
    <style:style style:name="Tableau1.A" style:family="table-column">
      <style:table-column-properties style:column-width="4.004cm"/>
    </style:style>
    <style:style style:name="Tableau1.B" style:family="table-column">
      <style:table-column-properties style:column-width="3.189cm"/>
    </style:style>
    <style:style style:name="Tableau1.C" style:family="table-column">
      <style:table-column-properties style:column-width="3.23cm"/>
    </style:style>
    <style:style style:name="Tableau1.D" style:family="table-column">
      <style:table-column-properties style:column-width="3.071cm"/>
    </style:style>
    <style:style style:name="Tableau1.E" style:family="table-column">
      <style:table-column-properties style:column-width="3.022cm"/>
    </style:style>
    <style:style style:name="Tableau1.F" style:family="table-column">
      <style:table-column-properties style:column-width="3.203cm"/>
    </style:style>
    <style:style style:name="Tableau1.1" style:family="table-row">
      <style:table-row-properties style:keep-together="true" fo:keep-together="auto"/>
    </style:style>
    <style:style style:name="Tableau1.A1" style:family="table-cell">
      <style:table-cell-properties fo:padding-left="0cm" fo:padding-right="0.097cm" fo:padding-top="0.097cm" fo:padding-bottom="0.097cm" fo:border-left="0.009cm solid #000001" fo:border-right="none" fo:border-top="0.009cm solid #000001" fo:border-bottom="0.009cm solid #000001"/>
    </style:style>
    <style:style style:name="Tableau1.F1" style:family="table-cell">
      <style:table-cell-properties fo:padding-left="0cm" fo:padding-right="0.097cm" fo:padding-top="0.097cm" fo:padding-bottom="0.097cm" fo:border="0.009cm solid #000001"/>
    </style:style>
    <style:style style:name="P1" style:family="paragraph" style:parent-style-name="Standard">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paragraph-properties fo:margin-top="0cm" fo:margin-bottom="0cm" fo:line-height="100%" fo:text-align="center" style:justify-single-word="false" fo:background-color="#deeaf6" fo:padding-left="0.141cm" fo:padding-right="0.141cm" fo:padding-top="0.035cm" fo:padding-bottom="0.035cm" fo:border="0.018cm solid #00000a">
        <style:background-image/>
      </style:paragraph-properties>
    </style:style>
    <style:style style:name="P4" style:family="paragraph" style:parent-style-name="Standard">
      <style:paragraph-properties fo:margin-top="0cm" fo:margin-bottom="0cm" fo:line-height="100%"/>
      <style:text-properties style:font-name="Calibri" fo:language="en" fo:country="US" style:font-name-asian="Times New Roman1" style:language-asian="fr" style:country-asian="FR" style:font-name-complex="Calibri1"/>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text-align="center" style:justify-single-word="false" fo:orphans="0" fo:widows="0" style:punctuation-wrap="hanging"/>
    </style:style>
    <style:style style:name="P9" style:family="paragraph" style:parent-style-name="Standard">
      <style:paragraph-properties fo:margin-top="0cm" fo:margin-bottom="0cm" fo:line-height="100%" fo:orphans="0" fo:widows="0" style:punctuation-wrap="hanging"/>
    </style:style>
    <style:style style:name="P10" style:family="paragraph" style:parent-style-name="Standard">
      <style:paragraph-properties fo:margin-top="0cm" fo:margin-bottom="0cm" fo:line-height="100%"/>
      <style:text-properties fo:color="#0070c0" style:font-name="Calibri Light" fo:language="en" fo:country="US" fo:font-weight="bold" style:letter-kerning="true" style:font-name-asian="Times New Roman1" style:language-asian="fr" style:country-asian="FR" style:font-weight-asian="bold" style:font-name-complex="Calibri Light1" style:font-weight-complex="bold"/>
    </style:style>
    <style:style style:name="P11" style:family="paragraph" style:parent-style-name="Standard">
      <style:paragraph-properties fo:margin-top="0cm" fo:margin-bottom="0cm" fo:line-height="100%" fo:orphans="0" fo:widows="0" style:punctuation-wrap="hanging"/>
      <style:text-properties fo:color="#0070c0" style:font-name="Calibri Light" fo:font-size="12pt" fo:language="en" fo:country="US" style:font-name-asian="Times New Roman1" style:font-size-asian="12pt" style:language-asian="fr" style:country-asian="FR" style:font-name-complex="Calibri Light1" style:font-size-complex="12pt" style:language-complex="hi" style:country-complex="IN"/>
    </style:style>
    <style:style style:name="P12" style:family="paragraph" style:parent-style-name="Standard">
      <style:paragraph-properties fo:margin-top="0cm" fo:margin-bottom="0cm" fo:line-height="100%" fo:orphans="0" fo:widows="0" style:punctuation-wrap="hanging"/>
      <style:text-properties fo:color="#0070c0" style:font-name="Liberation Serif" fo:font-size="12pt" fo:language="en" fo:country="GB" style:font-size-asian="12pt" style:language-asian="zh" style:country-asian="CN" style:font-name-complex="Mangal" style:font-size-complex="12pt" style:language-complex="hi" style:country-complex="IN"/>
    </style:style>
    <style:style style:name="P13" style:family="paragraph" style:parent-style-name="Standard">
      <style:paragraph-properties fo:margin-top="0cm" fo:margin-bottom="0cm" fo:line-height="100%" fo:orphans="0" fo:widows="0" style:punctuation-wrap="hanging"/>
      <style:text-properties fo:color="#0070c0" style:font-name="Liberation Serif" fo:font-size="12pt" style:font-size-asian="12pt" style:language-asian="zh" style:country-asian="CN" style:font-name-complex="Mangal" style:font-size-complex="12pt" style:language-complex="hi" style:country-complex="IN"/>
    </style:style>
    <style:style style:name="P14" style:family="paragraph" style:parent-style-name="Standard">
      <style:paragraph-properties fo:margin-top="0cm" fo:margin-bottom="0cm" fo:line-height="100%"/>
      <style:text-properties style:font-name="Times New Roman" fo:font-size="12pt" fo:language="en" fo:country="US" fo:font-weight="bold" style:letter-kerning="true" style:font-name-asian="Times New Roman1" style:font-size-asian="12pt" style:language-asian="fr" style:country-asian="FR" style:font-weight-asian="bold" style:font-name-complex="Times New Roman1" style:font-size-complex="12pt" style:font-weight-complex="bold"/>
    </style:style>
    <style:style style:name="P15" style:family="paragraph" style:parent-style-name="Standard">
      <style:paragraph-properties fo:margin-top="0cm" fo:margin-bottom="0cm" fo:line-height="100%"/>
      <style:text-properties fo:color="#002060" style:font-name="Calibri Light" fo:language="en" fo:country="US" fo:font-weight="bold" style:letter-kerning="true" style:font-name-asian="Times New Roman1" style:language-asian="fr" style:country-asian="FR" style:font-weight-asian="bold" style:font-name-complex="Calibri Light1" style:font-weight-complex="bold"/>
    </style:style>
    <style:style style:name="P16" style:family="paragraph" style:parent-style-name="Standard">
      <style:paragraph-properties fo:margin-top="0cm" fo:margin-bottom="0cm" fo:line-height="100%" fo:orphans="0" fo:widows="0" style:punctuation-wrap="hanging"/>
      <style:text-properties fo:color="#00000a" style:font-name="Liberation Serif" fo:font-size="12pt" style:font-size-asian="12pt" style:language-asian="zh" style:country-asian="CN" style:font-name-complex="Mangal" style:font-size-complex="12pt" style:language-complex="hi" style:country-complex="IN"/>
    </style:style>
    <style:style style:name="P17" style:family="paragraph" style:parent-style-name="Standard">
      <style:paragraph-properties fo:margin-top="0cm" fo:margin-bottom="0cm" fo:line-height="100%" fo:padding-left="0cm" fo:padding-right="0cm" fo:padding-top="0cm" fo:padding-bottom="0.035cm" fo:border-left="none" fo:border-right="none" fo:border-top="none" fo:border-bottom="0.018cm solid #00000a"/>
      <style:text-properties fo:color="#0070c0" style:font-name="Calibri Light" fo:language="en" fo:country="US" fo:font-weight="bold" style:letter-kerning="true" style:font-name-asian="Times New Roman1" style:language-asian="fr" style:country-asian="FR" style:font-weight-asian="bold" style:font-name-complex="Calibri Light1" style:font-weight-complex="bold"/>
    </style:style>
    <style:style style:name="P18" style:family="paragraph" style:parent-style-name="Standard">
      <style:paragraph-properties fo:margin-top="0cm" fo:margin-bottom="0cm" fo:line-height="100%" fo:text-align="justify" style:justify-single-word="false" fo:padding-left="0cm" fo:padding-right="0cm" fo:padding-top="0cm" fo:padding-bottom="0.035cm" fo:border-left="none" fo:border-right="none" fo:border-top="none" fo:border-bottom="0.018cm solid #00000a"/>
      <style:text-properties style:font-name="Calibri Light" fo:language="en" fo:country="US" style:font-name-complex="Calibri Light1"/>
    </style:style>
    <style:style style:name="P19" style:family="paragraph" style:parent-style-name="Standard">
      <style:paragraph-properties fo:margin-top="0cm" fo:margin-bottom="0cm" fo:line-height="100%" fo:text-align="justify" style:justify-single-word="false" fo:background-color="#ffffff">
        <style:background-image/>
      </style:paragraph-properties>
    </style:style>
    <style:style style:name="P20" style:family="paragraph" style:parent-style-name="Standard">
      <style:paragraph-properties fo:margin-top="0cm" fo:margin-bottom="0cm" fo:line-height="100%" fo:text-align="justify" style:justify-single-word="false" fo:background-color="#ffffff">
        <style:background-image/>
      </style:paragraph-properties>
      <style:text-properties fo:color="#ff0000"/>
    </style:style>
    <style:style style:name="P21" style:family="paragraph" style:parent-style-name="Standard">
      <style:paragraph-properties fo:margin-top="0.176cm" fo:margin-bottom="0.049cm"/>
    </style:style>
    <style:style style:name="P22" style:family="paragraph" style:parent-style-name="Standard">
      <style:paragraph-properties fo:margin-top="0.176cm" fo:margin-bottom="0.049cm" fo:orphans="0" fo:widows="0" style:punctuation-wrap="hanging"/>
    </style:style>
    <style:style style:name="P23" style:family="paragraph" style:parent-style-name="Standard" style:list-style-name="WWNum16">
      <style:paragraph-properties fo:margin-top="0.176cm" fo:margin-bottom="0.049cm" fo:line-height="100%" fo:background-color="#ffffff">
        <style:background-image/>
      </style:paragraph-properties>
    </style:style>
    <style:style style:name="P24" style:family="paragraph" style:parent-style-name="Standard" style:list-style-name="WWNum16">
      <style:paragraph-properties fo:margin-top="0.176cm" fo:margin-bottom="0.049cm" fo:line-height="100%" fo:background-color="#ffffff">
        <style:background-image/>
      </style:paragraph-properties>
      <style:text-properties fo:font-weight="bold" fo:background-color="#ffff00" style:font-weight-asian="bold" style:font-weight-complex="bold"/>
    </style:style>
    <style:style style:name="P25" style:family="paragraph" style:parent-style-name="Standard">
      <style:paragraph-properties fo:margin-top="0.176cm" fo:margin-bottom="0.049cm" fo:line-height="100%" fo:background-color="#ffffff">
        <style:background-image/>
      </style:paragraph-properties>
      <style:text-properties fo:background-color="#ffff00"/>
    </style:style>
    <style:style style:name="P26" style:family="paragraph" style:parent-style-name="Standard" style:list-style-name="WWNum16">
      <style:paragraph-properties fo:margin-top="0.176cm" fo:margin-bottom="0.049cm" fo:line-height="100%" fo:background-color="#ffffff">
        <style:background-image/>
      </style:paragraph-properties>
      <style:text-properties fo:background-color="#ffff00"/>
    </style:style>
    <style:style style:name="P27" style:family="paragraph" style:parent-style-name="Standard">
      <style:paragraph-properties fo:margin-top="0.176cm" fo:margin-bottom="0.049cm" fo:line-height="100%" fo:text-align="justify" style:justify-single-word="false" fo:padding-left="0cm" fo:padding-right="0cm" fo:padding-top="0cm" fo:padding-bottom="0.035cm" fo:border-left="none" fo:border-right="none" fo:border-top="none" fo:border-bottom="0.018cm solid #00000a"/>
    </style:style>
    <style:style style:name="P28" style:family="paragraph" style:parent-style-name="Standard">
      <style:paragraph-properties fo:margin-top="0.176cm" fo:margin-bottom="0.049cm" fo:line-height="100%" fo:text-align="justify" style:justify-single-word="false" fo:padding-left="0cm" fo:padding-right="0cm" fo:padding-top="0cm" fo:padding-bottom="0.035cm" fo:border-left="none" fo:border-right="none" fo:border-top="none" fo:border-bottom="0.018cm solid #00000a"/>
      <style:text-properties style:font-name="Calibri Light" fo:language="en" fo:country="US" style:font-name-complex="Calibri Light1"/>
    </style:style>
    <style:style style:name="P29" style:family="paragraph" style:parent-style-name="Standard">
      <style:paragraph-properties fo:margin-top="0cm" fo:margin-bottom="0.318cm" fo:line-height="100%" fo:text-align="justify" style:justify-single-word="false" fo:background-color="#ffffff">
        <style:background-image/>
      </style:paragraph-properties>
    </style:style>
    <style:style style:name="P30" style:family="paragraph" style:parent-style-name="Standard">
      <style:paragraph-properties fo:margin-left="1.27cm" fo:margin-right="0cm" fo:margin-top="0cm" fo:margin-bottom="0cm" fo:line-height="100%" fo:text-align="justify" style:justify-single-word="false" fo:text-indent="0cm" style:auto-text-indent="false"/>
      <style:text-properties style:font-name="Calibri Light" fo:language="en" fo:country="US" style:font-name-complex="Calibri Light1"/>
    </style:style>
    <style:style style:name="P31" style:family="paragraph" style:parent-style-name="Standard">
      <style:paragraph-properties fo:margin-left="1.27cm" fo:margin-right="0cm" fo:margin-top="0cm" fo:margin-bottom="0cm" fo:line-height="100%" fo:text-align="justify" style:justify-single-word="false" fo:text-indent="0cm" style:auto-text-indent="false"/>
      <style:text-properties style:font-name="Calibri Light" fo:language="en" fo:country="US" style:font-name-asian="Times New Roman1" style:language-asian="fr" style:country-asian="FR" style:font-name-complex="Calibri Light1"/>
    </style:style>
    <style:style style:name="P32" style:family="paragraph" style:parent-style-name="Standard" style:master-page-name="Standard">
      <style:paragraph-properties fo:text-align="center" style:justify-single-word="false" style:page-number="auto"/>
    </style:style>
    <style:style style:name="P33" style:family="paragraph" style:parent-style-name="Heading_20_1">
      <style:paragraph-properties fo:margin-top="0cm" fo:margin-bottom="0.106cm" fo:background-color="#ffffff">
        <style:background-image/>
      </style:paragraph-properties>
    </style:style>
    <style:style style:name="P34" style:family="paragraph" style:parent-style-name="Normal_20__28_Web_29_">
      <style:paragraph-properties fo:margin-top="0cm" fo:margin-bottom="0.049cm" fo:background-color="#ffffff">
        <style:background-image/>
      </style:paragraph-properties>
      <style:text-properties fo:color="#333333" style:font-name="Helvetica"/>
    </style:style>
    <style:style style:name="P35" style:family="paragraph" style:parent-style-name="Footer">
      <style:paragraph-properties fo:text-align="end" style:justify-single-word="false"/>
    </style:style>
    <style:style style:name="T1" style:family="text">
      <style:text-properties fo:font-variant="small-caps" fo:font-size="16pt" fo:language="en" fo:country="US" fo:font-weight="bold" style:font-size-asian="16pt" style:font-weight-asian="bold" style:font-size-complex="16pt"/>
    </style:style>
    <style:style style:name="T2" style:family="text">
      <style:text-properties fo:font-variant="small-caps" fo:color="#002060" style:font-name="Calibri Light" fo:language="en" fo:country="US" style:font-name-asian="Times New Roman1" style:language-asian="fr" style:country-asian="FR" style:font-name-complex="Calibri Light1" style:font-weight-complex="bold"/>
    </style:style>
    <style:style style:name="T3" style:family="text">
      <style:text-properties fo:font-variant="small-caps" fo:color="#002060" style:font-name="Calibri Light" fo:language="en" fo:country="US" fo:font-weight="bold" style:font-name-asian="Times New Roman1" style:language-asian="fr" style:country-asian="FR" style:font-weight-asian="bold" style:font-name-complex="Calibri Light1" style:font-weight-complex="bold"/>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fo:font-style="italic" style:text-underline-style="solid" style:text-underline-width="auto" style:text-underline-color="font-color" style:font-style-asian="italic"/>
    </style:style>
    <style:style style:name="T7" style:family="text">
      <style:text-properties fo:color="#002060" style:font-name="Calibri Light" fo:language="en" fo:country="US" style:letter-kerning="true" style:font-name-asian="Times New Roman1" style:language-asian="fr" style:country-asian="FR" style:font-name-complex="Calibri Light1" style:font-weight-complex="bold"/>
    </style:style>
    <style:style style:name="T8" style:family="text">
      <style:text-properties fo:color="#002060" style:font-name="Calibri Light" fo:language="en" fo:country="US" style:text-underline-style="solid" style:text-underline-width="auto" style:text-underline-color="font-color" fo:font-weight="bold" style:letter-kerning="true" style:font-name-asian="Times New Roman1" style:language-asian="fr" style:country-asian="FR" style:font-weight-asian="bold" style:font-name-complex="Calibri Light1" style:font-weight-complex="bold"/>
    </style:style>
    <style:style style:name="T9" style:family="text">
      <style:text-properties fo:color="#002060" style:font-name="Calibri Light" fo:language="en" fo:country="US" fo:font-weight="bold" style:letter-kerning="true" style:font-name-asian="Times New Roman1" style:language-asian="fr" style:country-asian="FR" style:font-weight-asian="bold" style:font-name-complex="Calibri Light1" style:font-weight-complex="bold"/>
    </style:style>
    <style:style style:name="T10" style:family="text">
      <style:text-properties fo:color="#002060" style:font-name="Calibri Light" fo:language="en" fo:country="US" style:font-name-complex="Calibri Light1"/>
    </style:style>
    <style:style style:name="T11" style:family="text">
      <style:text-properties fo:color="#002060" fo:font-size="11pt" style:letter-kerning="true" style:font-name-asian="Times New Roman1" style:font-size-asian="11pt" style:language-asian="fr" style:country-asian="FR" style:font-name-complex="Calibri Light1" style:font-size-complex="11pt"/>
    </style:style>
    <style:style style:name="T12" style:family="text">
      <style:text-properties fo:color="#002060" fo:font-size="11pt" fo:language="en" fo:country="US" style:text-underline-style="solid" style:text-underline-width="auto" style:text-underline-color="font-color" fo:font-weight="bold" style:letter-kerning="true" style:font-name-asian="Times New Roman1" style:font-size-asian="11pt" style:language-asian="fr" style:country-asian="FR" style:font-weight-asian="bold" style:font-name-complex="Calibri Light1" style:font-size-complex="11pt" style:font-weight-complex="bold"/>
    </style:style>
    <style:style style:name="T13" style:family="text">
      <style:text-properties fo:color="#002060" fo:font-size="11pt" fo:language="en" fo:country="US" fo:font-weight="bold" style:letter-kerning="true" style:font-name-asian="Times New Roman1" style:font-size-asian="11pt" style:language-asian="fr" style:country-asian="FR" style:font-weight-asian="bold" style:font-name-complex="Calibri Light1" style:font-size-complex="11pt" style:font-weight-complex="bold"/>
    </style:style>
    <style:style style:name="T14" style:family="text">
      <style:text-properties style:font-name="Calibri Light" fo:language="en" fo:country="US" style:font-name-complex="Calibri Light1"/>
    </style:style>
    <style:style style:name="T15" style:family="text">
      <style:text-properties style:font-name="Calibri Light" fo:language="en" fo:country="US" style:font-name-asian="Times New Roman1" style:language-asian="fr" style:country-asian="FR" style:font-name-complex="Calibri Light1"/>
    </style:style>
    <style:style style:name="T16" style:family="text">
      <style:text-properties fo:color="#00b0f0" style:font-name="Calibri Light" fo:font-size="13.5pt" fo:language="en" fo:country="US" fo:font-weight="bold" style:font-name-asian="Times New Roman1" style:font-size-asian="13.5pt" style:language-asian="fr" style:country-asian="FR" style:font-weight-asian="bold" style:font-name-complex="Calibri Light1" style:font-size-complex="13.5pt" style:font-weight-complex="bold"/>
    </style:style>
    <style:style style:name="T17" style:family="text">
      <style:text-properties fo:color="#00b0f0" style:font-name="Calibri Light" fo:font-size="13.5pt" fo:language="en" fo:country="US" style:text-underline-style="solid" style:text-underline-width="auto" style:text-underline-color="font-color" fo:font-weight="bold" style:font-name-asian="Times New Roman1" style:font-size-asian="13.5pt" style:language-asian="fr" style:country-asian="FR" style:font-weight-asian="bold" style:font-name-complex="Calibri Light1" style:font-size-complex="13.5pt" style:font-weight-complex="bold"/>
    </style:style>
    <style:style style:name="T18" style:family="text">
      <style:text-properties style:font-name="Arial1" fo:font-size="7.5pt" fo:language="en" fo:country="US" fo:font-style="italic" fo:font-weight="bold" style:font-size-asian="7.5pt" style:font-style-asian="italic" style:font-weight-asian="bold" style:font-name-complex="Arial2" style:font-size-complex="7.5pt"/>
    </style:style>
    <style:style style:name="T19" style:family="text">
      <style:text-properties fo:color="#222222" style:font-name="Calibri Light" fo:language="en" fo:country="US" style:font-name-asian="Times New Roman1" style:language-asian="fr" style:country-asian="FR" style:font-name-complex="Calibri Light1"/>
    </style:style>
    <style:style style:name="T20" style:family="text">
      <style:text-properties fo:color="#222222" style:font-name="Calibri Light" fo:language="en" fo:country="US" fo:font-weight="bold" style:font-name-asian="Times New Roman1" style:language-asian="fr" style:country-asian="FR" style:font-weight-asian="bold" style:font-name-complex="Calibri Light1" style:font-weight-complex="bold"/>
    </style:style>
    <style:style style:name="T21" style:family="text">
      <style:text-properties style:font-name="Calibri" fo:language="en" fo:country="US" style:font-name-asian="Times New Roman1" style:language-asian="fr" style:country-asian="FR" style:font-name-complex="Calibri1"/>
    </style:style>
    <style:style style:name="T22" style:family="text">
      <style:text-properties fo:color="#0070c0" style:font-name="Calibri Light" fo:language="en" fo:country="US" fo:font-weight="bold" style:letter-kerning="true" style:font-name-asian="Times New Roman1" style:language-asian="fr" style:country-asian="FR" style:font-weight-asian="bold" style:font-name-complex="Calibri Light1" style:font-weight-complex="bold"/>
    </style:style>
    <style:style style:name="T23" style:family="text">
      <style:text-properties fo:color="#0070c0" style:font-name="Calibri Light" fo:language="en" fo:country="US" fo:font-weight="bold" style:font-weight-asian="bold" style:font-name-complex="Calibri Light1"/>
    </style:style>
    <style:style style:name="T24" style:family="text">
      <style:text-properties fo:color="#0070c0" style:font-name="Calibri Light" fo:language="en" fo:country="US" style:font-name-complex="Calibri Light1"/>
    </style:style>
    <style:style style:name="T25" style:family="text">
      <style:text-properties style:font-name="Times New Roman" fo:font-size="12pt" fo:language="en" fo:country="US" style:letter-kerning="true" style:font-name-asian="Times New Roman1" style:font-size-asian="12pt" style:language-asian="fr" style:country-asian="FR" style:font-name-complex="Times New Roman1" style:font-size-complex="12pt" style:font-weight-complex="bold"/>
    </style:style>
    <style:style style:name="T26" style:family="text">
      <style:text-properties style:font-name="Times New Roman" fo:font-size="12pt" fo:language="en" fo:country="US" fo:font-weight="bold" style:letter-kerning="true" style:font-name-asian="Times New Roman1" style:font-size-asian="12pt" style:language-asian="fr" style:country-asian="FR" style:font-weight-asian="bold" style:font-name-complex="Times New Roman1" style:font-size-complex="12pt" style:font-weight-complex="bold"/>
    </style:style>
    <style:style style:name="T27" style:family="text">
      <style:text-properties style:font-name="Times New Roman" fo:language="en" fo:country="US" style:letter-kerning="true" style:font-name-asian="Times New Roman1" style:language-asian="fr" style:country-asian="FR" style:font-name-complex="Times New Roman1" style:font-weight-complex="bold"/>
    </style:style>
    <style:style style:name="T28" style:family="text">
      <style:text-properties fo:color="#333333" style:font-name="Calibri Light" fo:language="en" fo:country="US" style:font-name-complex="Calibri Light1"/>
    </style:style>
    <style:style style:name="T29" style:family="text">
      <style:text-properties fo:color="#333333" style:font-name="Calibri Light" fo:language="en" fo:country="US" style:font-name-asian="Times New Roman1" style:language-asian="fr" style:country-asian="FR" style:font-name-complex="Calibri Light1"/>
    </style:style>
    <style:style style:name="T30" style:family="text">
      <style:text-properties fo:color="#333333" style:font-name="Calibri Light" fo:language="en" fo:country="US" style:font-name-asian="Times New Roman1" style:language-asian="fr" style:country-asian="FR" style:font-name-complex="Calibri Light1" style:font-weight-complex="bold"/>
    </style:style>
    <style:style style:name="T31" style:family="text">
      <style:text-properties fo:color="#333333" style:font-name="Calibri Light" fo:language="en" fo:country="US" fo:font-weight="bold" style:font-name-asian="Times New Roman1" style:language-asian="fr" style:country-asian="FR" style:font-weight-asian="bold" style:font-name-complex="Calibri Light1"/>
    </style:style>
    <style:style style:name="T32" style:family="text">
      <style:text-properties fo:color="#333333" style:font-name="Calibri Light" fo:language="en" fo:country="US" fo:font-weight="bold" style:font-name-asian="Times New Roman1" style:language-asian="fr" style:country-asian="FR" style:font-weight-asian="bold" style:font-name-complex="Calibri Light1" style:font-weight-complex="bold"/>
    </style:style>
    <style:style style:name="T33" style:family="text">
      <style:text-properties fo:color="#333333" style:font-name="Calibri Light" style:font-name-asian="Times New Roman1" style:language-asian="fr" style:country-asian="FR" style:font-name-complex="Calibri Light1"/>
    </style:style>
    <style:style style:name="T34" style:family="text">
      <style:text-properties fo:color="#333333" style:font-name="Calibri Light" fo:font-weight="bold" style:font-name-asian="Times New Roman1" style:language-asian="fr" style:country-asian="FR" style:font-weight-asian="bold" style:font-name-complex="Calibri Light1" style:font-weight-complex="bold"/>
    </style:style>
    <style:style style:name="T35" style:family="text">
      <style:text-properties fo:color="#333333" style:font-name="Helvetica" fo:font-size="12pt" style:font-name-asian="Times New Roman1" style:font-size-asian="12pt" style:language-asian="fr" style:country-asian="FR" style:font-name-complex="Times New Roman1" style:font-size-complex="12pt"/>
    </style:style>
    <style:style style:name="T36" style:family="text">
      <style:text-properties fo:color="#00000a" style:font-name="Liberation Serif" fo:font-size="12pt" style:font-size-asian="12pt" style:language-asian="zh" style:country-asian="CN" style:font-name-complex="Mangal" style:font-size-complex="12pt" style:language-complex="hi" style:country-complex="IN"/>
    </style:style>
    <style:style style:name="T37" style:family="text">
      <style:text-properties fo:color="#00000a" style:font-name="Liberation Serif" fo:font-size="12pt" fo:language="en" fo:country="GB" style:font-size-asian="12pt" style:language-asian="zh" style:country-asian="CN" style:font-name-complex="Mangal" style:font-size-complex="12pt" style:language-complex="hi" style:country-complex="IN"/>
    </style:style>
    <style:style style:name="T38" style:family="text">
      <style:text-properties fo:color="#00000a" style:font-name="Liberation Serif" fo:font-size="12pt" fo:language="en" fo:country="GB" fo:font-weight="bold" style:font-size-asian="12pt" style:language-asian="zh" style:country-asian="CN" style:font-weight-asian="bold" style:font-name-complex="Mangal" style:font-size-complex="12pt" style:language-complex="hi" style:country-complex="IN" style:font-weight-complex="bold"/>
    </style:style>
    <style:style style:name="T39" style:family="text">
      <style:text-properties fo:text-transform="uppercase" fo:color="#0070c0" style:font-name="Calibri Light" fo:language="en" fo:country="US" style:font-name-asian="Times New Roman1" style:language-asian="fr" style:country-asian="FR" style:font-name-complex="Calibri Light1" style:font-weight-complex="bold"/>
    </style:style>
    <style:style style:name="T40" style:family="text">
      <style:text-properties fo:text-transform="uppercase" fo:color="#0070c0" style:font-name="Calibri Light" fo:language="en" fo:country="US" style:text-underline-style="solid" style:text-underline-width="auto" style:text-underline-color="font-color" style:font-name-asian="Times New Roman1" style:language-asian="fr" style:country-asian="FR" style:font-name-complex="Calibri Light1" style:font-weight-complex="bold"/>
    </style:style>
    <style:style style:name="T41" style:family="text">
      <style:text-properties fo:text-transform="uppercase" style:font-name="Calibri Light" fo:language="en" fo:country="US" style:font-name-asian="Times New Roman1" style:language-asian="fr" style:country-asian="FR" style:font-name-complex="Calibri Light1" style:font-weight-complex="bold"/>
    </style:style>
    <style:style style:name="T42" style:family="text">
      <style:text-properties fo:text-transform="uppercase" style:font-name="Calibri Light" fo:language="en" fo:country="US" style:text-underline-style="solid" style:text-underline-width="auto" style:text-underline-color="font-color" style:font-name-asian="Times New Roman1" style:language-asian="fr" style:country-asian="FR" style:font-name-complex="Calibri Light1" style:font-weight-complex="bold"/>
    </style:style>
    <style:style style:name="T43" style:family="text">
      <style:text-properties fo:font-variant="normal" fo:text-transform="none" fo:color="#222222" style:font-name="Calibri Light" fo:letter-spacing="normal" fo:language="en" fo:country="US" style:font-name-asian="Times New Roman1" style:language-asian="fr" style:country-asian="FR" style:font-name-complex="Calibri Light1"/>
    </style:style>
    <style:style style:name="T44" style:family="text">
      <style:text-properties fo:font-variant="normal" fo:text-transform="none" fo:color="#222222" style:font-name="Calibri Light" fo:font-size="10.5pt" fo:letter-spacing="normal" fo:language="en" fo:country="US" fo:font-style="normal" fo:font-weight="normal" style:font-name-asian="Times New Roman1" style:language-asian="fr" style:country-asian="FR" style:font-name-complex="Calibri Light1"/>
    </style:style>
    <style:style style:name="T45" style:family="text">
      <style:text-properties fo:font-variant="normal" fo:text-transform="none" fo:color="#222222" style:font-name="Lato" fo:font-size="10.5pt" fo:letter-spacing="normal" fo:language="en" fo:country="US" fo:font-style="normal" fo:font-weight="normal" style:font-name-asian="Times New Roman1" style:language-asian="fr" style:country-asian="FR" style:font-name-complex="Calibri Light1"/>
    </style:style>
    <style:style style:name="T46"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projects &amp; new ideas</text:span></text:p>
      <text:h text:style-name="P3" text:outline-level="3"><text:span text:style-name="T3">Kick-off Phase</text:span><text:span text:style-name="T2">: Discovery of the topic</text:span></text:h>
      <text:h text:style-name="P3" text:outline-level="3"><text:span text:style-name="T3">Analyzing</text:span><text:span text:style-name="T2">: what is it about? keywords </text:span></text:h>
      <text:h text:style-name="P3" text:outline-level="3"><text:span text:style-name="T3">expected outcome 1</text:span><text:span text:style-name="T2">: write an abstract </text:span></text:h>
      <text:h text:style-name="P3" text:outline-level="3"><text:span text:style-name="T3">expected outcome 2</text:span><text:span text:style-name="T2">: Give a very brief presentation of your project </text:span></text:h>
      <text:p text:style-name="P4"/>
      <text:h text:style-name="P21" text:outline-level="3"><text:span text:style-name="T16">First, read the comprehension questions below. Listen to the story with the class, answer as many questions as you can, then </text:span><text:span text:style-name="T17">write a summary</text:span><text:span text:style-name="T16"> of the story in English!</text:span></text:h>
      <text:p text:style-name="P1"><text:a xlink:type="simple" xlink:href="http://www.theguardian.com/science" text:style-name="Internet_20_link" text:visited-style-name="Visited_20_Internet_20_Link"><text:span text:style-name="T18">www.theguardian.com/science</text:span></text:a></text:p>
      <text:list xml:id="list8374134971650804548" text:style-name="WWNum16">
        <text:list-item>
          <text:p text:style-name="P26"><text:span text:style-name="T19">Who is working on the project? What’s the name of the project?</text:span></text:p>
          <text:p text:style-name="P26"><text:span text:style-name="T19">Qui travail sur le projet et quel est le nom du projet </text:span><text:span text:style-name="T45">Scientists, historians and experts in smells</text:span><text:span text:style-name="T19"> <text:s text:c="3"/>Odeuropa</text:span></text:p>
        </text:list-item>
        <text:list-item>
          <text:p text:style-name="P26"><text:span text:style-name="T19">How much will the project cost?</text:span></text:p>
          <text:p text:style-name="P26"><text:span text:style-name="T19">Combien coutera le projet <text:s/></text:span><text:span text:style-name="T20">three dot three million dollar <text:s/>3,3 millions de dollars</text:span></text:p>
        </text:list-item>
        <text:list-item>
          <text:p text:style-name="P26"><text:span text:style-name="T19">How many centuries will the scientists research? Which ones?</text:span></text:p>
          <text:p text:style-name="P24"><text:span text:style-name="T19">Combien de siècles les scientifiques vont-ils rechercher ? Lesquels ?</text:span></text:p>
          <text:p text:style-name="P24"><text:span text:style-name="T44">4 centuries </text:span><text:span text:style-name="T45">between the 16th and early 20th</text:span><text:span text:style-name="T19"> <text:s/></text:span></text:p>
        </text:list-item>
        <text:list-item>
          <text:p text:style-name="P26"><text:span text:style-name="T19">What will the researchers develop?</text:span></text:p>
          <text:p text:style-name="P26"><text:span text:style-name="T19">Que vont développer les chercheurs ?</text:span></text:p>
          <text:p text:style-name="P26"><text:span text:style-name="T43"> </text:span><text:span text:style-name="T45">an online encyclopaedia of smells</text:span><text:span text:style-name="T19"> / une encyclopédie en ligne des odeurs</text:span></text:p>
        </text:list-item>
        <text:list-item>
          <text:p text:style-name="P26"><text:span text:style-name="T19">What will the website reveal?</text:span></text:p>
          <text:p text:style-name="P26"><text:span text:style-name="T19">Que révélera le site web ?</text:span></text:p>
          <text:p text:style-name="P26"><text:span text:style-name="T45">will reveal</text:span><text:span text:style-name="T43"> </text:span><text:span text:style-name="T43"> </text:span><text:span text:style-name="T45">insights into the emotions aroused by the smells in bygone centuries and the places associated with certain scents.</text:span><text:span text:style-name="T19"> </text:span></text:p>
          <text:p text:style-name="P26"><text:span text:style-name="T19">permettra de découvrir les émotions suscitées par les odeurs dans les siècles passés et les lieux associés à certaines senteurs.</text:span></text:p>
        </text:list-item>
        <text:list-item>
          <text:p text:style-name="P26"><text:span text:style-name="T19">What does the website list?</text:span></text:p>
          <text:p text:style-name="P26"><text:span text:style-name="T19">Qu'est-ce que le site Web énumère ?</text:span></text:p>
          <text:p text:style-name="P26"><text:span text:style-name="T45">It lists a series of questions it hopes researchers will answer</text:span><text:span text:style-name="T19"> </text:span></text:p>
          <text:p text:style-name="P26"><text:span text:style-name="T19">Elle énumère une série de questions auxquelles elle espère que les chercheurs répondront<text:line-break/></text:span></text:p>
        </text:list-item>
        <text:list-item>
          <text:p text:style-name="P26"><text:span text:style-name="T19">What will the database contain?</text:span></text:p>
          <text:p text:style-name="P26"><text:span text:style-name="T19">Que contiendra la base de donnée</text:span></text:p>
          <text:p text:style-name="P26"><text:span text:style-name="T19">data from large-scale digital text and image collections?/des données sensorielles de collections de textes et d'images numériques à grande échelle ?</text:span></text:p>
        </text:list-item>
        <text:list-item>
          <text:p text:style-name="P26"><text:span text:style-name="T19">What do the researchers hope to safeguard?</text:span></text:p>
          <text:p text:style-name="P26"><text:span text:style-name="T19">Qu'est-ce que les chercheurs espèrent sauvegarder/préserver ?</text:span></text:p>
          <text:p text:style-name="P26"><text:span text:style-name="T45">our olfactory heritage</text:span><text:span text:style-name="T19"> /notre patrimoine olfactif</text:span></text:p>
        </text:list-item>
        <text:list-item>
          <text:p text:style-name="P26"><text:span text:style-name="T19">Who is William Tullet?</text:span></text:p>
          <text:p text:style-name="P26"><text:span text:style-name="T19">Qui est William Tullet</text:span></text:p>
        </text:list-item>
      </text:list>
      <text:p text:style-name="P25"><text:soft-page-break/><text:span text:style-name="T45">Team leader</text:span><text:span text:style-name="T19"> / Chef d'équipe</text:span></text:p>
      <text:list xml:id="list36555697" text:continue-numbering="true" text:style-name="WWNum16">
        <text:list-item>
          <text:p text:style-name="P26"><text:span text:style-name="T19">What smells do the researchers want us to be aware of?</text:span></text:p>
          <text:p text:style-name="P26"><text:span text:style-name="T19">Quels sont les odeurs que les chercheurs veulent nous faire connaître ?</text:span></text:p>
          <text:p text:style-name="P26"><text:span text:style-name="T45">an array of smells, pleasant and unpleasant.</text:span><text:span text:style-name="T19"> From europe past</text:span></text:p>
          <text:p text:style-name="P23"><text:span text:style-name="T19"/></text:p>
        </text:list-item>
      </text:list>
      <text:p text:style-name="P5"><text:span text:style-name="T21">Here is a link about the topic: </text:span><text:a xlink:type="simple" xlink:href="https://www.youtube.com/watch?v=m6iMmeFLvhg" text:style-name="Internet_20_link" text:visited-style-name="Visited_20_Internet_20_Link">https://www.youtube.com/watch?v=m6iMmeFLvhg</text:a></text:p>
      <text:p text:style-name="P10"/>
      <text:p text:style-name="P10"/>
      <text:p text:style-name="P17"/>
      <text:p text:style-name="P6"><text:span text:style-name="T22">Read the following abstracts! Work on comprehension &amp; list or highlight useful vocabulary! </text:span><text:span text:style-name="T23">Then complete the vocabulary table below! Then work on the first abstract, highlight keywords and use the keywords selected to create a presentation slide readable for an audience that knows nothing about the project!</text:span></text:p>
      <text:h text:style-name="P14" text:outline-level="1"/>
      <text:h text:style-name="P5" text:outline-level="1"><text:span text:style-name="T26">1</text:span></text:h>
      <text:h text:style-name="P5" text:outline-level="1"><text:span text:style-name="T8">Presentation Type</text:span><text:span text:style-name="T9">: </text:span><text:span text:style-name="T7">Reading only</text:span></text:h>
      <text:list xml:id="list5054142999684065300" text:style-name="Outline">
        <text:list-item>
          <text:h text:style-name="P33" text:outline-level="1"><text:span text:style-name="T12">Title</text:span><text:span text:style-name="T13">: </text:span><text:span text:style-name="T11">Food for Life</text:span></text:h>
        </text:list-item>
      </text:list>
      <text:h text:style-name="P5" text:outline-level="1"><text:span text:style-name="T8">Authors</text:span><text:span text:style-name="T9">: </text:span><text:span text:style-name="T7">team of 3</text:span></text:h>
      <text:h text:style-name="P5" text:outline-level="1"><text:span text:style-name="T8">Institutions</text:span><text:span text:style-name="T9">:</text:span><text:span text:style-name="T10"> IT Institute for daily life improvements</text:span></text:h>
      <text:h text:style-name="P5" text:outline-level="1"><text:span text:style-name="T8">Abstract body</text:span><text:span text:style-name="T9">:</text:span></text:h>
      <text:h text:style-name="P15" text:outline-level="1"/>
      <text:h text:style-name="P29" text:outline-level="4"><text:span text:style-name="T28">“FOOD FOR LIFE” is a food aid web project to assist better organizations and charities with serving food for the needy. Nowadays, One-third of the food produced is being wasted whereas about 9 percent of the people in this world go to bed on an empty stomach. In this project, various places like party palaces or hotels will be able to provide information about their unused food on our website organizations or charities can collect the food and distribute it to the needy.</text:span><text:span text:style-name="T35"> </text:span><text:span text:style-name="T28">This Food for Life project will be a web application to be developed in PHP including the following technologies as well:</text:span><text:span text:style-name="T29"> PHP, HTML, MYSQL, JavaScript. </text:span><text:span text:style-name="T30">As for the front-end part, the focus will be on </text:span><text:span text:style-name="T29">scalability and extensibility</text:span><text:span text:style-name="T32">, </text:span><text:span text:style-name="T29">flexibility</text:span><text:span text:style-name="T32">, </text:span><text:span text:style-name="T29">robustness, something easy to debug and maintain. Regarding the </text:span><text:span text:style-name="T30">back-end selection, the requirements were:</text:span><text:span text:style-name="T32"> </text:span><text:span text:style-name="T30">a</text:span><text:span text:style-name="T32"> </text:span><text:span text:style-name="T29">multiple user support, efficient data handling, inherent features for security, efficient data retrieval and maintenance, and something convenient to install.</text:span><text:span text:style-name="T33"> </text:span><text:span text:style-name="T28">When we decided to develop the Food for Life project we went through an extensive study to determine the most suitable platform that suits the needs of the organizations. </text:span><text:span text:style-name="T29">The main objective is to reduce food wastage as many of us throw unused food in dustbins.</text:span><text:span text:style-name="T34"> </text:span><text:span text:style-name="T29">The purpose is also both to help organizations that serve food to hungry people</text:span><text:span text:style-name="T28"> and companies such as hotels or restaurants to get rid of their food while being useful and opt for a lovely gesture.</text:span></text:h>
      <text:p text:style-name="P34"/>
      <text:p text:style-name="P34"/>
      <text:p text:style-name="P18"/>
      <text:h text:style-name="P5" text:outline-level="1"><text:span text:style-name="T26">2</text:span></text:h>
      <text:h text:style-name="P5" text:outline-level="1"><text:span text:style-name="T26">Presentation </text:span><text:span text:style-name="T25">Type: Reading only</text:span></text:h>
      <text:h text:style-name="P5" text:outline-level="1"><text:span text:style-name="T26">Title: </text:span><text:span text:style-name="T27">Hotel Reservation Android</text:span></text:h>
      <text:h text:style-name="P5" text:outline-level="1"><text:span text:style-name="T26">Authors: </text:span><text:span text:style-name="T25">Steven Gruth</text:span></text:h>
      <text:h text:style-name="P5" text:outline-level="1"><text:span text:style-name="T26">Institutions:</text:span><text:span text:style-name="T14"> IT Institute for daily life improvements</text:span></text:h>
      <text:h text:style-name="P5" text:outline-level="1"><text:span text:style-name="T26">Abstract body:</text:span></text:h>
      <text:h text:style-name="P27" text:outline-level="3"><text:span text:style-name="T14">There are many user-friendly mobile applications available. Yet, I am presenting a new android application thanks to which users can book rooms via their smartphone. This application enables them to book hotel rooms. My client had some specific specifications I will present below. She wanted the </text:span><text:soft-page-break/><text:span text:style-name="T14">system to help customers view and check various rooms available and simultaneously book them by making online payment via credit card. The system also had to provide them with additional facilities like Jacuzzi, swimming, meals and additional beds along with their associated fees. The system is also aimed at calculating the total cost. Once the user makes the payment, the system will provide online receipt to them. Since room bookings will be displayed in effective graphical user interface, the users will get to know which rooms are booked and how many rooms are available for booking. Thanks to this</text:span><text:span text:style-name="T15"> convenient</text:span><text:span text:style-name="T14"> application they will be able to select the room according to their preferences. The rooms which are no longer available will be disabled. The user will proceed to the payment online and the system will generate a receipt reported to the admin, so that when the user visits the hotel, he will have to show the receipt for the accommodation. </text:span></text:h>
      <text:h text:style-name="P28" text:outline-level="3"/>
      <text:h text:style-name="P5" text:outline-level="1"><text:span text:style-name="T26">3</text:span></text:h>
      <text:h text:style-name="P5" text:outline-level="1"><text:span text:style-name="T8">Presentation Type</text:span><text:span text:style-name="T9">: Reading only</text:span></text:h>
      <text:h text:style-name="P5" text:outline-level="1"><text:span text:style-name="T8">Title</text:span><text:span text:style-name="T9">: The Mobile Canteen </text:span></text:h>
      <text:h text:style-name="P5" text:outline-level="1"><text:span text:style-name="T8">Authors</text:span><text:span text:style-name="T9">: </text:span><text:span text:style-name="T7">Sam McCloskey</text:span></text:h>
      <text:h text:style-name="P5" text:outline-level="1"><text:span text:style-name="T8">Institutions</text:span><text:span text:style-name="T9">:</text:span><text:span text:style-name="T10"> IT Institute for daily life improvement</text:span></text:h>
      <text:h text:style-name="P5" text:outline-level="1"><text:span text:style-name="T8">Abstract body</text:span><text:span text:style-name="T9">:</text:span></text:h>
      <text:p text:style-name="P30"/>
      <text:p text:style-name="P19"><text:span text:style-name="T29">To order food many applications are available such as Swiggy , Foodpanda , Spoonly, Freshfood , and so on.</text:span></text:p>
      <text:p text:style-name="P19"><text:span text:style-name="T29">In these the customers have to choose the nearby food delivery places and then a person will come and deliver the food. The thing is we are all keen on trying to reduce stress and time. In today’s world, time and more especially time management plays an important role. There are moments in life when we have no choice but wait. Our goal is to develop a web app that would cut the time spent while waiting for the meal to be ready which is time consuming.</text:span></text:p>
      <text:p text:style-name="P19"><text:span text:style-name="T29">The </text:span><text:span text:style-name="T31">Mobile Canteen</text:span><text:span text:style-name="T29"> consists of a web app based on the POS (point of sale) Model.</text:span></text:p>
      <text:p text:style-name="P19"><text:span text:style-name="T29">Its main functionalities are ‘Supplier Requests’ and ‘Estimated Time of Delivery’.</text:span></text:p>
      <text:p text:style-name="P19"><text:span text:style-name="T29">Users are connected to the web app through our website, where they are free to order through an extensive menu without standing in the long queue lines. The user is notified with an estimated time for the meal to be ready. The user is required to complete the transaction electronically after which he is given a QR code which he or she needs to show at the meal collection area.</text:span></text:p>
      <text:p text:style-name="P19"><text:span text:style-name="T29">The web app uses HTML/CSS for the displaying. Regarding back end, it uses Php and the database used for cataloging the information is mysql.</text:span></text:p>
      <text:p text:style-name="P19"><text:span text:style-name="T29">As the user logins to the account, he or she can view the list of food items.</text:span><text:span text:style-name="T32"> </text:span></text:p>
      <text:p text:style-name="P19"><text:span text:style-name="T29">After validating the user details, the admin generates the menu and will confirm the list of items selected by the user.</text:span></text:p>
      <text:p text:style-name="P19"><text:span text:style-name="T29">Thanks to our system there is no third party person to deliver the order.</text:span></text:p>
      <text:p text:style-name="P19"><text:span text:style-name="T29"/></text:p>
      <text:p text:style-name="P20"><text:span text:style-name="T15">Problématique</text:span></text:p>
      <text:p text:style-name="P20"><text:span text:style-name="T15">Projet</text:span></text:p>
      <text:p text:style-name="P20"><text:span text:style-name="T15">Participants</text:span></text:p>
      <text:p text:style-name="P20"><text:span text:style-name="T15">utilisateur cible</text:span></text:p>
      <text:p text:style-name="P20"><text:span text:style-name="T15">examples d'utilisation</text:span></text:p>
      <text:p text:style-name="P20"><text:span text:style-name="T15">outils/technologies</text:span></text:p>
      <text:p text:style-name="P20"><text:span text:style-name="T15">utilisation</text:span></text:p>
      <text:p text:style-name="P20"><text:span text:style-name="T15">objectif</text:span></text:p>
      <text:p text:style-name="P20"><text:span text:style-name="T15">concurrents/comparaison avec sites existants</text:span></text:p>
      <text:p text:style-name="P3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8"><text:span text:style-name="T38">Nouns </text:span></text:p>
          </table:table-cell>
          <table:table-cell table:style-name="Tableau1.A1" office:value-type="string">
            <text:p text:style-name="P8"><text:span text:style-name="T38">English</text:span></text:p>
          </table:table-cell>
          <table:table-cell table:style-name="Tableau1.A1" office:value-type="string">
            <text:p text:style-name="P8"><text:span text:style-name="T38">Verbs</text:span></text:p>
          </table:table-cell>
          <table:table-cell table:style-name="Tableau1.A1" office:value-type="string">
            <text:p text:style-name="P8"><text:span text:style-name="T38">English </text:span></text:p>
          </table:table-cell>
          <table:table-cell table:style-name="Tableau1.A1" office:value-type="string">
            <text:p text:style-name="P8"><text:span text:style-name="T38">Other</text:span><text:span text:style-name="T37"> </text:span></text:p>
          </table:table-cell>
          <table:table-cell table:style-name="Tableau1.F1" office:value-type="string">
            <text:p text:style-name="P8"><text:span text:style-name="T38">English</text:span></text:p>
          </table:table-cell>
        </table:table-row>
        <table:table-row table:style-name="Tableau1.1">
          <table:table-cell table:style-name="Tableau1.A1" office:value-type="string">
            <text:p text:style-name="P9"><text:span text:style-name="T36">But </text:span></text:p>
          </table:table-cell>
          <table:table-cell table:style-name="Tableau1.A1" office:value-type="string">
            <text:p text:style-name="P12">goal</text:p>
          </table:table-cell>
          <table:table-cell table:style-name="Tableau1.A1" office:value-type="string">
            <text:p text:style-name="P9"><text:span text:style-name="T36">Adapter </text:span></text:p>
          </table:table-cell>
          <table:table-cell table:style-name="Tableau1.A1" office:value-type="string">
            <text:p text:style-name="P12">To suit</text:p>
          </table:table-cell>
          <table:table-cell table:style-name="Tableau1.A1" office:value-type="string">
            <text:p text:style-name="P9"><text:span text:style-name="T36">Alors que </text:span></text:p>
          </table:table-cell>
          <table:table-cell table:style-name="Tableau1.F1" office:value-type="string">
            <text:p text:style-name="P12">Whereas/while</text:p>
          </table:table-cell>
        </table:table-row>
        <text:soft-page-break/>
        <table:table-row table:style-name="Tableau1.1">
          <table:table-cell table:style-name="Tableau1.A1" office:value-type="string">
            <text:p text:style-name="P9"><text:span text:style-name="T36">Cahier des charges x2</text:span></text:p>
          </table:table-cell>
          <table:table-cell table:style-name="Tableau1.A1" office:value-type="string">
            <text:p text:style-name="P12">Specifications / requirements</text:p>
          </table:table-cell>
          <table:table-cell table:style-name="Tableau1.A1" office:value-type="string">
            <text:p text:style-name="P9"><text:span text:style-name="T36">Afficher </text:span></text:p>
          </table:table-cell>
          <table:table-cell table:style-name="Tableau1.A1" office:value-type="string">
            <text:p text:style-name="P12">To display</text:p>
          </table:table-cell>
          <table:table-cell table:style-name="Tableau1.A1" office:value-type="string">
            <text:p text:style-name="P9"><text:span text:style-name="T36">ci-dessous </text:span></text:p>
          </table:table-cell>
          <table:table-cell table:style-name="Tableau1.F1" office:value-type="string">
            <text:p text:style-name="P12">below</text:p>
          </table:table-cell>
        </table:table-row>
        <table:table-row table:style-name="Tableau1.1">
          <table:table-cell table:style-name="Tableau1.A1" office:value-type="string">
            <text:p text:style-name="P9"><text:span text:style-name="T36">Client </text:span></text:p>
          </table:table-cell>
          <table:table-cell table:style-name="Tableau1.A1" office:value-type="string">
            <text:p text:style-name="P12">Client customer</text:p>
          </table:table-cell>
          <table:table-cell table:style-name="Tableau1.A1" office:value-type="string">
            <text:p text:style-name="P9"><text:span text:style-name="T36">Avoir pour but </text:span></text:p>
          </table:table-cell>
          <table:table-cell table:style-name="Tableau1.A1" office:value-type="string">
            <text:p text:style-name="P12">To aim</text:p>
          </table:table-cell>
          <table:table-cell table:style-name="Tableau1.A1" office:value-type="string">
            <text:p text:style-name="P9"><text:span text:style-name="T36">De nos jours </text:span></text:p>
          </table:table-cell>
          <table:table-cell table:style-name="Tableau1.F1" office:value-type="string">
            <text:p text:style-name="P13">Nowadays</text:p>
          </table:table-cell>
        </table:table-row>
        <table:table-row table:style-name="Tableau1.1">
          <table:table-cell table:style-name="Tableau1.A1" office:value-type="string">
            <text:p text:style-name="P9"><text:span text:style-name="T36">Un compte </text:span></text:p>
          </table:table-cell>
          <table:table-cell table:style-name="Tableau1.A1" office:value-type="string">
            <text:p text:style-name="P12">account</text:p>
          </table:table-cell>
          <table:table-cell table:style-name="Tableau1.A1" office:value-type="string">
            <text:p text:style-name="P9"><text:span text:style-name="T36">Aider</text:span></text:p>
          </table:table-cell>
          <table:table-cell table:style-name="Tableau1.A1" office:value-type="string">
            <text:p text:style-name="P12">Support to assist</text:p>
          </table:table-cell>
          <table:table-cell table:style-name="Tableau1.A1" office:value-type="string">
            <text:p text:style-name="P9"><text:span text:style-name="T36">Disponible </text:span></text:p>
          </table:table-cell>
          <table:table-cell table:style-name="Tableau1.F1" office:value-type="string">
            <text:p text:style-name="P12">available</text:p>
          </table:table-cell>
        </table:table-row>
        <table:table-row table:style-name="Tableau1.1">
          <table:table-cell table:style-name="Tableau1.A1" office:value-type="string">
            <text:p text:style-name="P9"><text:span text:style-name="T36">Entreprise </text:span></text:p>
          </table:table-cell>
          <table:table-cell table:style-name="Tableau1.A1" office:value-type="string">
            <text:p text:style-name="P12">companies</text:p>
          </table:table-cell>
          <table:table-cell table:style-name="Tableau1.A1" office:value-type="string">
            <text:p text:style-name="P9"><text:span text:style-name="T36">Se connecter </text:span></text:p>
          </table:table-cell>
          <table:table-cell table:style-name="Tableau1.A1" office:value-type="string">
            <text:p text:style-name="P12">logins</text:p>
          </table:table-cell>
          <table:table-cell table:style-name="Tableau1.A1" office:value-type="string">
            <text:p text:style-name="P9"><text:span text:style-name="T36">Efficace </text:span></text:p>
          </table:table-cell>
          <table:table-cell table:style-name="Tableau1.F1" office:value-type="string">
            <text:p text:style-name="P12">efficient</text:p>
          </table:table-cell>
        </table:table-row>
        <table:table-row table:style-name="Tableau1.1">
          <table:table-cell table:style-name="Tableau1.A1" office:value-type="string">
            <text:p text:style-name="P9"><text:span text:style-name="T36">Evolutivité</text:span></text:p>
          </table:table-cell>
          <table:table-cell table:style-name="Tableau1.A1" office:value-type="string">
            <text:p text:style-name="P11">scalability</text:p>
          </table:table-cell>
          <table:table-cell table:style-name="Tableau1.A1" office:value-type="string">
            <text:p text:style-name="P9"><text:span text:style-name="T36">Dépanner </text:span></text:p>
          </table:table-cell>
          <table:table-cell table:style-name="Tableau1.A1" office:value-type="string">
            <text:p text:style-name="P12">To debug</text:p>
          </table:table-cell>
          <table:table-cell table:style-name="Tableau1.A1" office:value-type="string">
            <text:p text:style-name="P9"><text:span text:style-name="T36">Facile d’utilisation </text:span></text:p>
          </table:table-cell>
          <table:table-cell table:style-name="Tableau1.F1" office:value-type="string">
            <text:p text:style-name="P12">user-friendly</text:p>
          </table:table-cell>
        </table:table-row>
        <table:table-row table:style-name="Tableau1.1">
          <table:table-cell table:style-name="Tableau1.A1" office:value-type="string">
            <text:p text:style-name="P9"><text:span text:style-name="T36">Fonctionnalité </text:span></text:p>
          </table:table-cell>
          <table:table-cell table:style-name="Tableau1.A1" office:value-type="string">
            <text:p text:style-name="P12">functionnalities</text:p>
          </table:table-cell>
          <table:table-cell table:style-name="Tableau1.A1" office:value-type="string">
            <text:p text:style-name="P9"><text:span text:style-name="T36">Fournir </text:span></text:p>
          </table:table-cell>
          <table:table-cell table:style-name="Tableau1.A1" office:value-type="string">
            <text:p text:style-name="P12">To provide</text:p>
          </table:table-cell>
          <table:table-cell table:style-name="Tableau1.A1" office:value-type="string">
            <text:p text:style-name="P9"><text:span text:style-name="T36">Grace à</text:span></text:p>
          </table:table-cell>
          <table:table-cell table:style-name="Tableau1.F1" office:value-type="string">
            <text:p text:style-name="P12">Thanks to</text:p>
          </table:table-cell>
        </table:table-row>
        <table:table-row table:style-name="Tableau1.1">
          <table:table-cell table:style-name="Tableau1.A1" office:value-type="string">
            <text:p text:style-name="P9"><text:span text:style-name="T36">Frais </text:span></text:p>
          </table:table-cell>
          <table:table-cell table:style-name="Tableau1.A1" office:value-type="string">
            <text:p text:style-name="P12">Fees, total coast</text:p>
          </table:table-cell>
          <table:table-cell table:style-name="Tableau1.A1" office:value-type="string">
            <text:p text:style-name="P9"><text:span text:style-name="T36">Permettre </text:span></text:p>
          </table:table-cell>
          <table:table-cell table:style-name="Tableau1.A1" office:value-type="string">
            <text:p text:style-name="P12">To enable</text:p>
          </table:table-cell>
          <table:table-cell table:style-name="Tableau1.A1" office:value-type="string">
            <text:p text:style-name="P9"><text:span text:style-name="T36">Ne plus </text:span></text:p>
          </table:table-cell>
          <table:table-cell table:style-name="Tableau1.F1" office:value-type="string">
            <text:p text:style-name="P12">No longer</text:p>
          </table:table-cell>
        </table:table-row>
        <table:table-row table:style-name="Tableau1.1">
          <table:table-cell table:style-name="Tableau1.A1" office:value-type="string">
            <text:p text:style-name="P9"><text:span text:style-name="T36">Gestion x2</text:span></text:p>
          </table:table-cell>
          <table:table-cell table:style-name="Tableau1.A1" office:value-type="string">
            <text:p text:style-name="P12">handling</text:p>
          </table:table-cell>
          <table:table-cell table:style-name="Tableau1.A1" office:value-type="string">
            <text:p text:style-name="P9"><text:span text:style-name="T36">Visualiser </text:span></text:p>
          </table:table-cell>
          <table:table-cell table:style-name="Tableau1.A1" office:value-type="string">
            <text:p text:style-name="P12">To view</text:p>
          </table:table-cell>
          <table:table-cell table:style-name="Tableau1.A1" office:value-type="string">
            <text:p text:style-name="P9"><text:span text:style-name="T36">Pratique </text:span></text:p>
          </table:table-cell>
          <table:table-cell table:style-name="Tableau1.F1" office:value-type="string">
            <text:p text:style-name="P12">convenient</text:p>
          </table:table-cell>
        </table:table-row>
        <table:table-row table:style-name="Tableau1.1">
          <table:table-cell table:style-name="Tableau1.A1" office:value-type="string">
            <text:p text:style-name="P9"><text:span text:style-name="T36">Objectif x 3</text:span></text:p>
          </table:table-cell>
          <table:table-cell table:style-name="Tableau1.A1" office:value-type="string">
            <text:p text:style-name="P12">Objective/goal</text:p>
          </table:table-cell>
          <table:table-cell table:style-name="Tableau1.A1" office:value-type="string">
            <text:p text:style-name="P16"/>
          </table:table-cell>
          <table:table-cell table:style-name="Tableau1.A1" office:value-type="string">
            <text:p text:style-name="P12"/>
          </table:table-cell>
          <table:table-cell table:style-name="Tableau1.A1" office:value-type="string">
            <text:p text:style-name="P9"><text:span text:style-name="T36">Tel que </text:span></text:p>
          </table:table-cell>
          <table:table-cell table:style-name="Tableau1.F1" office:value-type="string">
            <text:p text:style-name="P12">Such as</text:p>
          </table:table-cell>
        </table:table-row>
        <table:table-row table:style-name="Tableau1.1">
          <table:table-cell table:style-name="Tableau1.A1" office:value-type="string">
            <text:p text:style-name="P9"><text:span text:style-name="T36">Retrait </text:span></text:p>
          </table:table-cell>
          <table:table-cell table:style-name="Tableau1.A1" office:value-type="string">
            <text:p text:style-name="P12"/>
          </table:table-cell>
          <table:table-cell table:style-name="Tableau1.A1" office:value-type="string">
            <text:p text:style-name="P16"/>
          </table:table-cell>
          <table:table-cell table:style-name="Tableau1.A1" office:value-type="string">
            <text:p text:style-name="P12"/>
          </table:table-cell>
          <table:table-cell table:style-name="Tableau1.A1" office:value-type="string">
            <text:p text:style-name="P9"><text:span text:style-name="T36">Utile </text:span></text:p>
          </table:table-cell>
          <table:table-cell table:style-name="Tableau1.F1" office:value-type="string">
            <text:p text:style-name="P12">useful</text:p>
          </table:table-cell>
        </table:table-row>
        <table:table-row table:style-name="Tableau1.1">
          <table:table-cell table:style-name="Tableau1.A1" office:value-type="string">
            <text:p text:style-name="P9"><text:span text:style-name="T36">Structures </text:span></text:p>
          </table:table-cell>
          <table:table-cell table:style-name="Tableau1.A1" office:value-type="string">
            <text:p text:style-name="P12">organizations</text:p>
          </table:table-cell>
          <table:table-cell table:style-name="Tableau1.A1" office:value-type="string">
            <text:p text:style-name="P16"/>
          </table:table-cell>
          <table:table-cell table:style-name="Tableau1.A1" office:value-type="string">
            <text:p text:style-name="P12"/>
          </table:table-cell>
          <table:table-cell table:style-name="Tableau1.A1" office:value-type="string">
            <text:p text:style-name="P16"/>
          </table:table-cell>
          <table:table-cell table:style-name="Tableau1.F1" office:value-type="string">
            <text:p text:style-name="P12"/>
          </table:table-cell>
        </table:table-row>
        <table:table-row table:style-name="Tableau1.1">
          <table:table-cell table:style-name="Tableau1.A1" office:value-type="string">
            <text:p text:style-name="P9"><text:span text:style-name="T36">Utilisateur </text:span></text:p>
          </table:table-cell>
          <table:table-cell table:style-name="Tableau1.A1" office:value-type="string">
            <text:p text:style-name="P12">user</text:p>
          </table:table-cell>
          <table:table-cell table:style-name="Tableau1.A1" office:value-type="string">
            <text:p text:style-name="P16"/>
          </table:table-cell>
          <table:table-cell table:style-name="Tableau1.A1" office:value-type="string">
            <text:p text:style-name="P12"/>
          </table:table-cell>
          <table:table-cell table:style-name="Tableau1.A1" office:value-type="string">
            <text:p text:style-name="P16"/>
          </table:table-cell>
          <table:table-cell table:style-name="Tableau1.F1" office:value-type="string">
            <text:p text:style-name="P12"/>
          </table:table-cell>
        </table:table-row>
      </table:table>
      <text:p text:style-name="P2"/>
      <text:p text:style-name="Standard"><text:span text:style-name="T4">If you want to read more project, see: </text:span><text:a xlink:type="simple" xlink:href="https://1000projects.org/projects/abstracts/page/4" text:style-name="Internet_20_link" text:visited-style-name="Visited_20_Internet_20_Link">https://1000projects.org/projects/abstracts/page/4</text:a><text:span text:style-name="T4"> </text:span></text:p>
      <text:h text:style-name="P3" text:outline-level="3"><text:span text:style-name="T3">expected outcome 1</text:span><text:span text:style-name="T2">: write a draft of a project </text:span></text:h>
      <text:p text:style-name="P2"/>
      <text:p text:style-name="P22"><text:span text:style-name="T40">write an email</text:span><text:span text:style-name="T39"> to me </text:span><text:span text:style-name="T41">attaching an abstract of your personal project </text:span></text:p>
      <text:p text:style-name="P22"><text:span text:style-name="T42">remember</text:span><text:span text:style-name="T41">: </text:span><text:span text:style-name="T24">An abstract is like an appetizer. It is attractive. It is supposed to make the reader want to know more about your project. It should include 250 words minimum</text:span></text:p>
      <text:h text:style-name="P3" text:outline-level="3"><text:span text:style-name="T4"><text:s/></text:span><text:span text:style-name="T3">expected outcome 2</text:span><text:bookmark text:name="_GoBack"/><text:span text:style-name="T2">: speak very briefly about your project </text:spa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name-complex="F"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wht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Titre_20_4_20_Car" style:display-name="Titre 4 Car" style:family="text" style:parent-style-name="Default_20_Paragraph_20_Font">
      <style:text-properties fo:color="#2e74b5" style:font-name="Calibri Light" fo:font-style="italic" style:font-style-asian="italic" style:font-name-complex="F"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en" fo:country="US" fo:font-style="italic" style:text-underline-style="solid" style:text-underline-width="auto" style:text-underline-color="font-color" style:font-style-asian="italic"/>
    </style:style>
    <style:style style:name="MT2" style:family="text">
      <style:text-properties fo:language="en" fo:country="US" fo:font-style="italic" style:font-style-asian="italic"/>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MP1"><text:span text:style-name="MT1">Source</text:span><text:span text:style-name="MT2">: nevonprojects.com</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dy Catherine</meta:initial-creator>
    <dc:creator>Cyril Hamel</dc:creator>
    <meta:editing-cycles>164</meta:editing-cycles>
    <meta:creation-date>2018-06-06T07:02:00</meta:creation-date>
    <dc:date>2023-02-03T16:32:48.84</dc:date>
    <meta:editing-duration>PT2H37M7S</meta:editing-duration>
    <meta:generator>OpenOffice/4.1.13$Win32 OpenOffice.org_project/4113m1$Build-9810</meta:generator>
    <meta:document-statistic meta:table-count="1" meta:image-count="0" meta:object-count="0" meta:page-count="4" meta:paragraph-count="154" meta:word-count="1392" meta:character-count="8514"/>
    <meta:user-defined meta:name="AppVersion">16.0000</meta:user-defined>
    <meta:user-defined meta:name="Company">De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